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c57c" officeooo:paragraph-rsid="001fc5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gio santos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ergio Santos</meta:initial-creator>
    <meta:creation-date>2025-06-14T12:19:02.527969000</meta:creation-date>
    <dc:date>2025-06-14T12:19:26.066861000</dc:date>
    <dc:creator>Sergio Santos</dc:creator>
    <meta:editing-duration>PT24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25.2.4.3$Windows_X86_64 LibreOffice_project/33e196637044ead23f5c3226cde09b47731f7e27</meta:generator>
  </office:meta>
</office:document-meta>
</file>